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8660" officeooo:paragraph-rsid="000fd51a"/>
    </style:style>
    <style:style style:name="P2" style:family="paragraph" style:parent-style-name="Standard">
      <style:text-properties officeooo:paragraph-rsid="000fd51a"/>
    </style:style>
    <style:style style:name="P3" style:family="paragraph" style:parent-style-name="Standard">
      <style:text-properties officeooo:rsid="00103f3a" officeooo:paragraph-rsid="00103f3a"/>
    </style:style>
    <style:style style:name="T1" style:family="text">
      <style:text-properties officeooo:rsid="000d689a"/>
    </style:style>
    <style:style style:name="T2" style:family="text">
      <style:text-properties officeooo:rsid="000fd51a"/>
    </style:style>
    <style:style style:name="T3" style:family="text">
      <style:text-properties officeooo:rsid="00116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mente você tem que ter o teu texto em maos,depois você vai colocando o titulo com o formato maior e em negrito,depois pegando as partes principais em negritos.Com isso você entra no <text:s/>index e coloca o teu texto la,so que no index você vai ter formatar e progamar tudo,mas primeiro você tem que salvar o teu index no teu computador com nome de ‘index,htm’ e salva na area de trabalho.Tem que colocar o ‘html’ para que funcione porque se não vai ter problemas,que significa uma liguagem de marcaçao de texto.Para marcar o texto usam um comando que é ‘&lt;tag&gt;’,’&lt;h1&gt;’ que é usado para titulo <text:span text:style-name="T1">só que tem que usar duas vezes,uma no comeco e no final</text:span>,’&lt;p&gt;’ é para paragrafos,<text:span text:style-name="T1">depos desses comandos você salva ele,e entra no site pra ver o texto e você vê que o texto já cria uma forma melhor,com o titulo em negrito e maior,os paragrafos certinhos.As outras tags do HTML não precisam seguir esse padrao,podem estar em minuscula ou maisucula.</text:span></text:p>
      <text:p text:style-name="P2"><text:span text:style-name="T2">O comando DOCTYPE não precisa ser fechada porque ela é uma tag de informação.Tem vários comandos que dao informação sobre o idioma da sua pagina.O HTML é dividido em duas partes. A primeira delas é o head, e a segunda é o body. Vamos pensar o seguinte,traduzindo os nomes: head é cabeça e body é corpo para que tenha um visual no texto. O CSS, que em uma tradução seria folha de estilo em cascata, é a forma como mexemos em cada um dos elementos,em cada um dos pontos desses elementos para podermos apresentar nosso site.O CSS tem tres formas para se configurar que são: CSS inline que na linha onde temos nossa tag,adicionamos a propriedade do CSS.Outro que usa é o style que é o elemento que <text:s/>marca só o conteudo,basicamente o CSS ele marca o teu texto.</text:span></text:p>
      <text:p text:style-name="P3">Para você colorir o fundo,se usa o comando background que é define o fundo do elemento,que é a cor do fundo.para isso colocamos ‘cccccc’ que define a cor cinza.Outra tag que faz a marcação que é a tag strong <text:span text:style-name="T3">marca especificamente <text:s/>o conteudo que você quer.Para você esccolher <text:s/>a cor só colocar o nome da cor do l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1:28:02.852435678</meta:creation-date>
    <dc:date>2022-12-01T11:56:13.556976818</dc:date>
    <meta:editing-duration>PT6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61" meta:character-count="2010" meta:non-whitespace-character-count="1648"/>
  </office:meta>
</office:document-meta>
</file>